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9273c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Fonte_20_parág._20_padrão"><text:span text:style-name="T1">Mini cenário aplicativo de farmácia</text:span></text:span><text:tab/></text:p>
      <text:p text:style-name="Standard"/>
      <text:p text:style-name="Standard"><text:span text:style-name="Fonte_20_parág._20_padrão"><text:span text:style-name="T2"><text:tab/>Roger, dono de uma rede de farmácias </text:span></text:span><text:span text:style-name="Fonte_20_parág._20_padrão"><text:span text:style-name="T3">que vende medicamentos e produtos de beleza</text:span></text:span><text:span text:style-name="Fonte_20_parág._20_padrão"><text:span text:style-name="T2"> </text:span></text:span><text:span text:style-name="Fonte_20_parág._20_padrão"><text:span text:style-name="T3">bem </text:span></text:span><text:span text:style-name="Fonte_20_parág._20_padrão"><text:span text:style-name="T2">famosa em Brasília, resolveu criar um aplicativo para melhor manuseio de seu negócio, podendo trazer mais simplicidade para vida dos clientes e para a administração.</text:span></text:span></text:p>
      <text:p text:style-name="P1"><text:tab/></text:p>
      <text:p text:style-name="P1"><text:tab/>Este aplicativo consiste basicamente em uma loja de produtos/remédios, onde poderá se encontrar as filiais da rede e informações gerais do cliente. Tendo essas funções em vista, o app devera também contar com as funções de cadastrar, ler, deletar e atualizar produtos/remédios, filiais e clientes. Além de conter informações como a busca de um produto dado seu nome, uma listagem de produtos cadastrados, uma listagem de todas as filiais e outra listagem de todos produtos comprados por um determinado cliente.</text:p>
      <text:p text:style-name="P1"><text:tab/></text:p>
      <text:p text:style-name="P1"><text:tab/>Vale ressaltar que cada produto irá conter informações como nome, data de vencimento, preço, categoria, etc. Assim como as filiais terão o endereço de onde ficam e o cliente terá várias informações como nome, CPF, data de nascimento, idade, sexo, telefone e endereço e etc.</text:p>
      <text:p text:style-name="P1"/>
      <text:p text:style-name="P1">Grupo:</text:p>
      <text:p text:style-name="P1">- Caio Falcão Habibe Costa – 221021868</text:p>
      <text:p text:style-name="P1">-</text:p>
      <text:p text:style-name="Standard"><text:span text:style-name="Fonte_20_parág._20_padrão"><text:span text:style-name="T2">-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onte_20_parág._20_padrão" style:display-name="Fonte parág. padrão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4-27T20:40:00Z</meta:creation-date>
    <dc:date>2023-04-28T12:17:19.717475530</dc:date>
    <meta:editing-cycles>3</meta:editing-cycles>
    <meta:editing-duration>PT2M26S</meta:editing-duration>
    <meta:document-statistic meta:table-count="0" meta:image-count="0" meta:object-count="0" meta:page-count="1" meta:paragraph-count="10" meta:word-count="179" meta:character-count="1120" meta:non-whitespace-character-count="942"/>
    <meta:template xlink:type="simple" xlink:actuate="onRequest" xlink:title="" xlink:href="../../Downloads/minicenario(2)(2).odt/Normal"/>
  </office:meta>
</office:document-meta>
</file>